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left="1in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cplin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0002ea52" fo:background-color="transparent" style:font-size-asian="12pt" style:font-weight-asian="normal" style:font-size-complex="12pt" style:font-weight-complex="normal"/>
    </style:style>
    <style:style style:name="P4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02ea52" fo:background-color="transparent" style:font-size-asian="12pt" style:font-weight-asian="normal" style:font-size-complex="12pt" style:font-weight-complex="normal"/>
    </style:style>
    <style:style style:name="P5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02ea52" fo:background-color="transparent" style:font-size-asian="12pt" style:font-size-complex="12pt"/>
    </style:style>
    <style:style style:name="P6" style:family="paragraph" style:parent-style-name="List_20_Paragraph" style:list-style-name="WWNum2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officeooo:paragraph-rsid="0002ea52" fo:background-color="transparent" style:font-size-asian="12pt" style:font-weight-asian="normal" style:font-size-complex="12pt" style:font-weight-complex="normal"/>
    </style:style>
    <style:style style:name="P7" style:family="paragraph" style:parent-style-name="List_20_Paragraph">
      <style:paragraph-properties fo:margin-left="1in"/>
      <style:text-properties fo:font-size="12pt" officeooo:rsid="0002ea52" officeooo:paragraph-rsid="0002ea52" style:font-size-asian="12pt" style:font-size-complex="12pt"/>
    </style:style>
    <style:style style:name="P8" style:family="paragraph" style:parent-style-name="List_20_Paragraph" style:list-style-name="WWNum2">
      <style:paragraph-properties fo:text-align="center" style:justify-single-word="false"/>
      <style:text-properties fo:font-size="24pt" officeooo:paragraph-rsid="0000f99c" style:font-size-asian="12pt" style:font-size-complex="12pt"/>
    </style:style>
    <style:style style:name="P9" style:family="paragraph" style:parent-style-name="List_20_Paragraph" style:list-style-name="L3">
      <style:text-properties officeooo:paragraph-rsid="0002ea52"/>
    </style:style>
    <style:style style:name="P10" style:family="paragraph" style:parent-style-name="List_20_Paragraph" style:list-style-name="L4">
      <style:text-properties officeooo:paragraph-rsid="0002ea52"/>
    </style:style>
    <style:style style:name="P11" style:family="paragraph" style:parent-style-name="List_20_Paragraph" style:list-style-name="L5">
      <style:text-properties officeooo:paragraph-rsid="0002ea52"/>
    </style:style>
    <style:style style:name="P12" style:family="paragraph" style:parent-style-name="List_20_Paragraph" style:list-style-name="L6">
      <style:text-properties officeooo:paragraph-rsid="0002ea52"/>
    </style:style>
    <style:style style:name="P13" style:family="paragraph" style:parent-style-name="List_20_Paragraph" style:list-style-name="L7">
      <style:text-properties officeooo:paragraph-rsid="0002ea52"/>
    </style:style>
    <style:style style:name="P14" style:family="paragraph" style:parent-style-name="List_20_Paragraph" style:list-style-name="L8">
      <style:text-properties officeooo:paragraph-rsid="0002ea52"/>
    </style:style>
    <style:style style:name="P15" style:family="paragraph" style:parent-style-name="List_20_Paragraph" style:list-style-name="L9">
      <style:text-properties officeooo:paragraph-rsid="0002ea52"/>
    </style:style>
    <style:style style:name="P16" style:family="paragraph" style:parent-style-name="List_20_Paragraph" style:list-style-name="L10">
      <style:text-properties officeooo:paragraph-rsid="0002ea52"/>
    </style:style>
    <style:style style:name="P17" style:family="paragraph" style:parent-style-name="List_20_Paragraph" style:list-style-name="L11">
      <style:text-properties officeooo:paragraph-rsid="0002ea52"/>
    </style:style>
    <style:style style:name="P18" style:family="paragraph" style:parent-style-name="List_20_Paragraph" style:list-style-name="L12">
      <style:text-properties officeooo:paragraph-rsid="0002ea52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letter-kerning="fals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fo:font-weight="bold" style:letter-kerning="false" style:font-name-asian="Times New Roman1" style:language-asian="en" style:country-asian="IN" style:font-weight-asian="bold" style:font-name-complex="Times New Roman1" style:font-weight-complex="bold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weight="normal" style:font-weight-asian="normal" style:font-name-complex="Times New Roman1" style:font-weight-complex="normal"/>
    </style:style>
    <style:style style:name="T9" style:family="text">
      <style:text-properties style:font-name="Times New Roman" style:font-weight-asian="normal" style:font-name-complex="Times New Roman1" style:font-weight-complex="normal"/>
    </style:style>
    <style:style style:name="T10" style:family="text">
      <style:text-properties style:font-name="Times New Roman" style:letter-kerning="false" style:font-name-asian="Times New Roman1" style:language-asian="en" style:country-asian="IN" style:font-name-complex="Times New Roman1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font-name-complex="Times New Roman1"/>
    </style:style>
    <style:style style:name="T13" style:family="text">
      <style:text-properties officeooo:rsid="0002ea52" style:font-name-complex="Times New Roman1"/>
    </style:style>
    <style:style style:name="T14" style:family="text">
      <style:text-properties fo:color="#000000" loext:opacity="100%" style:font-name="Times New Roman" style:font-name-complex="Times New Roman1"/>
    </style:style>
    <style:style style:name="T15" style:family="text">
      <style:text-properties fo:color="#000000" loext:opacity="100%" style:font-name="Times New Roman" style:font-weight-asian="normal" style:font-name-complex="Times New Roman1" style:font-weight-complex="normal"/>
    </style:style>
    <style:style style:name="T16" style:family="text">
      <style:text-properties fo:color="#000000" loext:opacity="100%" style:font-name-complex="Times New Roman1"/>
    </style:style>
    <style:style style:name="T17" style:family="text">
      <style:text-properties fo:color="#000000" loext:opacity="100%" officeooo:rsid="0002ea52" style:font-name-complex="Times New Roman1"/>
    </style:style>
    <style:style style:name="T18" style:family="text">
      <style:text-properties fo:color="#000000" loext:opacity="100%" style:font-weight-asian="normal" style:font-name-complex="Times New Roman1" style:font-weight-complex="normal"/>
    </style:style>
    <style:style style:name="T19" style:family="text">
      <style:text-properties fo:color="#000000" loext:opacity="100%" style:letter-kerning="false" style:font-name-asian="Times New Roman1" style:language-asian="en" style:country-asian="IN" style:font-name-complex="Times New Roman1"/>
    </style:style>
    <style:style style:name="T20" style:family="text">
      <style:text-properties fo:font-style="italic" style:text-underline-style="solid" style:text-underline-width="auto" style:text-underline-color="font-color" officeooo:rsid="0000f99c" style:font-style-asian="italic" style:font-style-complex="italic"/>
    </style:style>
    <style:style style:name="T21" style:family="text">
      <style:text-properties fo:color="#bbbbbb" loext:opacity="100%" style:font-name="Times New Roman" style:font-name-complex="Times New Roman1"/>
    </style:style>
    <style:style style:name="T22" style:family="text">
      <style:text-properties fo:color="#bbbbbb" loext:opacity="100%" style:font-name="Times New Roman" style:font-weight-asian="normal" style:font-name-complex="Times New Roman1" style:font-weight-complex="normal"/>
    </style:style>
    <style:style style:name="T23" style:family="text">
      <style:text-properties fo:color="#bbbbbb" loext:opacity="100%" style:font-name-complex="Times New Roman1"/>
    </style:style>
    <style:style style:name="T24" style:family="text">
      <style:text-properties fo:color="#bbbbbb" loext:opacity="100%" officeooo:rsid="0002ea52" style:font-name-complex="Times New Roman1"/>
    </style:style>
    <style:style style:name="T25" style:family="text">
      <style:text-properties fo:color="#bbbbbb" loext:opacity="100%" style:font-weight-asian="normal" style:font-name-complex="Times New Roman1" style:font-weight-complex="normal"/>
    </style:style>
    <style:style style:name="T26" style:family="text">
      <style:text-properties fo:color="#bbbbbb" loext:opacity="100%" style:letter-kerning="false" style:font-name-asian="Times New Roman1" style:language-asian="en" style:country-asian="IN" style:font-name-complex="Times New Roman1"/>
    </style:style>
    <style:style style:name="T27" style:family="text">
      <style:text-properties fo:color="#666666" loext:opacity="100%" style:font-name="Times New Roman" style:font-name-complex="Times New Roman1"/>
    </style:style>
    <style:style style:name="T28" style:family="text">
      <style:text-properties fo:color="#666666" loext:opacity="100%" style:font-name="Times New Roman" style:font-weight-asian="normal" style:font-name-complex="Times New Roman1" style:font-weight-complex="normal"/>
    </style:style>
    <style:style style:name="T29" style:family="text">
      <style:text-properties fo:color="#666666" loext:opacity="100%" style:font-name-complex="Times New Roman1"/>
    </style:style>
    <style:style style:name="T30" style:family="text">
      <style:text-properties fo:color="#666666" loext:opacity="100%" style:font-weight-asian="normal" style:font-name-complex="Times New Roman1" style:font-weight-complex="normal"/>
    </style:style>
    <style:style style:name="T31" style:family="text">
      <style:text-properties fo:color="#666666" loext:opacity="100%" style:letter-kerning="false" style:font-name-asian="Times New Roman1" style:language-asian="en" style:country-asian="IN" style:font-name-complex="Times New Roman1"/>
    </style:style>
    <style:style style:name="T32" style:family="text">
      <style:text-properties fo:color="#ba2121" loext:opacity="100%" style:font-name="Times New Roman" style:font-name-complex="Times New Roman1"/>
    </style:style>
    <style:style style:name="T33" style:family="text">
      <style:text-properties fo:color="#ba2121" loext:opacity="100%" style:font-name="Times New Roman" style:font-weight-asian="normal" style:font-name-complex="Times New Roman1" style:font-weight-complex="normal"/>
    </style:style>
    <style:style style:name="T34" style:family="text">
      <style:text-properties fo:color="#ba2121" loext:opacity="100%" style:font-name-complex="Times New Roman1"/>
    </style:style>
    <style:style style:name="T35" style:family="text">
      <style:text-properties fo:color="#ba2121" loext:opacity="100%" style:font-weight-asian="normal" style:font-name-complex="Times New Roman1" style:font-weight-complex="normal"/>
    </style:style>
    <style:style style:name="T36" style:family="text">
      <style:text-properties fo:color="#ba2121" loext:opacity="100%" style:letter-kerning="false" style:font-name-asian="Times New Roman1" style:language-asian="en" style:country-asian="IN" style:font-name-complex="Times New Roman1"/>
    </style:style>
    <style:style style:name="T37" style:family="text">
      <style:text-properties fo:color="#767600" loext:opacity="100%" style:font-name="Times New Roman" style:font-name-complex="Times New Roman1"/>
    </style:style>
    <style:style style:name="T38" style:family="text">
      <style:text-properties fo:color="#767600" loext:opacity="100%" style:font-name="Times New Roman" style:font-weight-asian="normal" style:font-name-complex="Times New Roman1" style:font-weight-complex="normal"/>
    </style:style>
    <style:style style:name="T39" style:family="text">
      <style:text-properties fo:color="#767600" loext:opacity="100%" style:font-name-complex="Times New Roman1"/>
    </style:style>
    <style:style style:name="T40" style:family="text">
      <style:text-properties fo:color="#767600" loext:opacity="100%" style:font-weight-asian="normal" style:font-name-complex="Times New Roman1" style:font-weight-complex="normal"/>
    </style:style>
    <style:style style:name="T41" style:family="text">
      <style:text-properties fo:color="#767600" loext:opacity="100%" style:letter-kerning="false" style:font-name-asian="Times New Roman1" style:language-asian="en" style:country-asian="IN" style:font-name-complex="Times New Roman1"/>
    </style:style>
    <style:style style:name="T42" style:family="text">
      <style:text-properties fo:color="#0000ff" loext:opacity="100%" style:font-name="Times New Roman" style:font-name-complex="Times New Roman1"/>
    </style:style>
    <style:style style:name="T43" style:family="text">
      <style:text-properties fo:color="#008000" loext:opacity="100%" style:font-name="Times New Roman" fo:font-weight="bold" style:font-name-complex="Times New Roman1"/>
    </style:style>
    <style:style style:name="T44" style:family="text">
      <style:text-properties style:letter-kerning="false" style:font-name-asian="Times New Roman1" style:language-asian="en" style:country-asian="IN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7993082" text:style-name="WWNum2">
        <text:list-header>
          <text:p text:style-name="P8"><text:span text:style-name="T20">Assignment 2 – Practice</text:span></text:p>
        </text:list-header>
      </text:list>
      <text:list text:style-name="L3">
        <text:list-item>
          <text:p text:style-name="P9"><text:span text:style-name="T7">Display the count of movies having tag ‘comedy’</text:span></text:p>
        </text:list-item>
      </text:list>
      <text:list xml:id="list5514657285394" text:continue-list="list777993082" text:style-name="WWNum2">
        <text:list-header>
          <text:p text:style-name="P4"><text:span text:style-name="T16">db.movies.aggregate(</text:span><text:span text:style-name="T17">[</text:span><text:span text:style-name="T24"><text:line-break/><text:tab/></text:span><text:span text:style-name="T16">{$unwind</text:span><text:span text:style-name="T29">:</text:span><text:span text:style-name="T23"> </text:span><text:span text:style-name="T34">"$tags"</text:span><text:span text:style-name="T16">},</text:span><text:span text:style-name="T23"><text:line-break/><text:tab/></text:span><text:span text:style-name="T16">{$match</text:span><text:span text:style-name="T29">:</text:span><text:span text:style-name="T16">{</text:span><text:span text:style-name="T34">"tags"</text:span><text:span text:style-name="T29">:</text:span><text:span text:style-name="T23"> </text:span><text:span text:style-name="T34">"comedy"</text:span><text:span text:style-name="T16">}},</text:span><text:span text:style-name="T23"><text:line-break/><text:tab/></text:span><text:span text:style-name="T16">{$group</text:span><text:span text:style-name="T29">:</text:span><text:span text:style-name="T23"> </text:span><text:span text:style-name="T16">{</text:span><text:span text:style-name="T39">_id:</text:span><text:span text:style-name="T23"> </text:span><text:span text:style-name="T16">null,</text:span><text:span text:style-name="T23"> </text:span><text:span text:style-name="T34">"total"</text:span><text:span text:style-name="T29">:</text:span><text:span text:style-name="T16">{$sum</text:span><text:span text:style-name="T29">:1</text:span><text:span text:style-name="T16">}}},</text:span><text:span text:style-name="T23"><text:line-break/><text:tab/></text:span><text:span text:style-name="T16">{$project</text:span><text:span text:style-name="T29">:</text:span><text:span text:style-name="T16">{</text:span><text:span text:style-name="T39">_id:</text:span><text:span text:style-name="T29">0</text:span><text:span text:style-name="T16">,</text:span><text:span text:style-name="T23"> </text:span><text:span text:style-name="T34">"total"</text:span><text:span text:style-name="T29">:1</text:span><text:span text:style-name="T16">}}</text:span></text:p>
          <text:p text:style-name="P6"><text:span text:style-name="T13">]</text:span><text:span text:style-name="T12">)</text:span></text:p>
        </text:list-header>
      </text:list>
      <text:p text:style-name="P2"/>
      <text:list text:style-name="L4">
        <text:list-item>
          <text:p text:style-name="P10"><text:span text:style-name="T7">Display three most common tags</text:span></text:p>
        </text:list-item>
      </text:list>
      <text:list xml:id="list5514113240765" text:continue-list="list5514657285394" text:style-name="WWNum2">
        <text:list-header>
          <text:p text:style-name="P3"><text:span text:style-name="T4">db</text:span><text:span text:style-name="T14">.</text:span><text:span text:style-name="T4">movies</text:span><text:span text:style-name="T14">.</text:span><text:span text:style-name="T42">aggregate</text:span><text:span text:style-name="T14">([<text:line-break/><text:tab/>{$</text:span><text:span text:style-name="T4">unwind</text:span><text:span text:style-name="T14">: </text:span><text:span text:style-name="T32">"$tags"</text:span><text:span text:style-name="T14">},<text:line-break/><text:tab/>{$</text:span><text:span text:style-name="T4">group</text:span><text:span text:style-name="T14">: {</text:span><text:span text:style-name="T43">_</text:span><text:span text:style-name="T4">id</text:span><text:span text:style-name="T14">: </text:span><text:span text:style-name="T32">"$tags"</text:span><text:span text:style-name="T14">, </text:span><text:span text:style-name="T32">"frequency"</text:span><text:span text:style-name="T27">:</text:span><text:span text:style-name="T14">{$</text:span><text:span text:style-name="T4">sum</text:span><text:span text:style-name="T14">:</text:span><text:span text:style-name="T27">1</text:span><text:span text:style-name="T14">}}},<text:line-break/><text:tab/>{$</text:span><text:span text:style-name="T4">sort</text:span><text:span text:style-name="T14">:{</text:span><text:span text:style-name="T4">frequency</text:span><text:span text:style-name="T14">:</text:span><text:span text:style-name="T27">-1</text:span><text:span text:style-name="T14">}},<text:line-break/><text:tab/>{$</text:span><text:span text:style-name="T4">limit</text:span><text:span text:style-name="T14">:</text:span><text:span text:style-name="T27">5</text:span><text:span text:style-name="T14">}<text:line-break/>])</text:span></text:p>
        </text:list-header>
      </text:list>
      <text:p text:style-name="P2"/>
      <text:list text:style-name="L5">
        <text:list-item>
          <text:p text:style-name="P11"><text:span text:style-name="T7">Display the top five movies</text:span></text:p>
        </text:list-item>
      </text:list>
      <text:list xml:id="list5515036459770" text:continue-list="list5514113240765" text:style-name="WWNum2">
        <text:list-header>
          <text:p text:style-name="P4"><text:span text:style-name="T16">db.movies.aggregate([<text:line-break/><text:tab/>{$sort</text:span><text:span text:style-name="T29">:</text:span><text:span text:style-name="T23"> </text:span><text:span text:style-name="T16">{</text:span><text:span text:style-name="T39">likes:</text:span><text:span text:style-name="T23"> </text:span><text:span text:style-name="T29">-1</text:span><text:span text:style-name="T16">}},</text:span><text:span text:style-name="T23"><text:line-break/><text:tab/></text:span><text:span text:style-name="T16">{$limit</text:span><text:span text:style-name="T29">:</text:span><text:span text:style-name="T23"> </text:span><text:span text:style-name="T29">5</text:span><text:span text:style-name="T16">},</text:span><text:span text:style-name="T23"><text:line-break/><text:tab/></text:span><text:span text:style-name="T16">{$project</text:span><text:span text:style-name="T29">:</text:span><text:span text:style-name="T23"> </text:span><text:span text:style-name="T16">{</text:span><text:span text:style-name="T39">title:</text:span><text:span text:style-name="T29">1</text:span><text:span text:style-name="T16">,</text:span><text:span text:style-name="T23"> </text:span><text:span text:style-name="T39">likes:</text:span><text:span text:style-name="T29">1</text:span><text:span text:style-name="T16">}}<text:line-break/>])</text:span></text:p>
        </text:list-header>
      </text:list>
      <text:p text:style-name="P2"/>
      <text:list text:style-name="L6">
        <text:list-item>
          <text:p text:style-name="P12"><text:span text:style-name="T7">Display the count of writers for each movie</text:span></text:p>
        </text:list-item>
      </text:list>
      <text:list xml:id="list5514168220534" text:continue-list="list5515036459770" text:style-name="WWNum2">
        <text:list-header>
          <text:p text:style-name="P4"><text:span text:style-name="T16">db.movies.aggregate([<text:line-break/><text:tab/>{$unwind</text:span><text:span text:style-name="T29">:</text:span><text:span text:style-name="T23"> </text:span><text:span text:style-name="T34">"$writers"</text:span><text:span text:style-name="T16">},</text:span><text:span text:style-name="T23"><text:line-break/><text:tab/></text:span><text:span text:style-name="T16">{$group</text:span><text:span text:style-name="T29">:</text:span><text:span text:style-name="T23"> </text:span><text:span text:style-name="T16">{</text:span><text:span text:style-name="T39">_id:</text:span><text:span text:style-name="T23"> </text:span><text:span text:style-name="T34">"$title"</text:span><text:span text:style-name="T16">,</text:span><text:span text:style-name="T23"> </text:span><text:span text:style-name="T39">writer_count:</text:span><text:span text:style-name="T23"> </text:span><text:span text:style-name="T16">{$sum</text:span><text:span text:style-name="T29">:</text:span><text:span text:style-name="T23"> </text:span><text:span text:style-name="T29">1</text:span><text:span text:style-name="T16">}}}<text:line-break/>])</text:span></text:p>
        </text:list-header>
      </text:list>
      <text:p text:style-name="P2"/>
      <text:list text:style-name="L7">
        <text:list-item>
          <text:p text:style-name="P13"><text:span text:style-name="T7">Display the count of stars for each movie</text:span></text:p>
        </text:list-item>
      </text:list>
      <text:list xml:id="list5513589145009" text:continue-list="list5514168220534" text:style-name="WWNum2">
        <text:list-header>
          <text:p text:style-name="P4"><text:span text:style-name="T16">db.movies.aggregate([<text:line-break/><text:tab/>{$unwind</text:span><text:span text:style-name="T29">:</text:span><text:span text:style-name="T23"> </text:span><text:span text:style-name="T34">"$stars"</text:span><text:span text:style-name="T16">},</text:span><text:span text:style-name="T23"><text:line-break/><text:tab/></text:span><text:span text:style-name="T16">{$group</text:span><text:span text:style-name="T29">:</text:span><text:span text:style-name="T23"> </text:span><text:span text:style-name="T16">{</text:span><text:span text:style-name="T39">_id:</text:span><text:span text:style-name="T23"> </text:span><text:span text:style-name="T34">"$title"</text:span><text:span text:style-name="T16">,</text:span><text:span text:style-name="T23"> </text:span><text:span text:style-name="T39">star_count:</text:span><text:span text:style-name="T23"> </text:span><text:span text:style-name="T16">{$sum</text:span><text:span text:style-name="T29">:</text:span><text:span text:style-name="T23"> </text:span><text:span text:style-name="T29">1</text:span><text:span text:style-name="T16">}}}<text:line-break/>])</text:span></text:p>
        </text:list-header>
      </text:list>
      <text:p text:style-name="P2"/>
      <text:list text:style-name="L8">
        <text:list-item>
          <text:p text:style-name="P14"><text:span text:style-name="T7">Display the count of directors for each movie</text:span></text:p>
        </text:list-item>
      </text:list>
      <text:list xml:id="list5514729248182" text:continue-list="list5513589145009" text:style-name="WWNum2">
        <text:list-header>
          <text:p text:style-name="P4"><text:span text:style-name="T16">db.movies.aggregate([<text:line-break/> <text:tab/>{$unwind</text:span><text:span text:style-name="T29">:</text:span><text:span text:style-name="T23"> </text:span><text:span text:style-name="T34">"$directors"</text:span><text:span text:style-name="T16">},</text:span><text:span text:style-name="T23"><text:line-break/><text:tab/></text:span><text:span text:style-name="T16">{$group</text:span><text:span text:style-name="T29">:</text:span><text:span text:style-name="T23"> </text:span><text:span text:style-name="T16">{</text:span><text:span text:style-name="T39">_id:</text:span><text:span text:style-name="T23"> </text:span><text:span text:style-name="T34">"$title"</text:span><text:span text:style-name="T16">,</text:span><text:span text:style-name="T23"> </text:span><text:span text:style-name="T39">director_count:</text:span><text:span text:style-name="T23"> </text:span><text:span text:style-name="T16">{$sum</text:span><text:span text:style-name="T29">:</text:span><text:span text:style-name="T23"> </text:span><text:span text:style-name="T29">1</text:span><text:span text:style-name="T16">}}}<text:line-break/>])</text:span></text:p>
        </text:list-header>
      </text:list>
      <text:p text:style-name="P2"/>
      <text:p text:style-name="P2"/>
      <text:p text:style-name="P2"/>
      <text:list text:style-name="L9">
        <text:list-item>
          <text:p text:style-name="P15"><text:soft-page-break/><text:span text:style-name="T7">Display the count of movies directed by each director</text:span></text:p>
        </text:list-item>
      </text:list>
      <text:list xml:id="list5513990883030" text:continue-list="list5514729248182" text:style-name="WWNum2">
        <text:list-header>
          <text:p text:style-name="P4"><text:span text:style-name="T16">db.movies.aggregate([<text:line-break/><text:tab/>{$unwind</text:span><text:span text:style-name="T29">:</text:span><text:span text:style-name="T23"> </text:span><text:span text:style-name="T34">"$directors"</text:span><text:span text:style-name="T16">},</text:span><text:span text:style-name="T23"><text:line-break/><text:tab/></text:span><text:span text:style-name="T16">{$group</text:span><text:span text:style-name="T29">:</text:span><text:span text:style-name="T23"> </text:span><text:span text:style-name="T16">{</text:span><text:span text:style-name="T39">_id:</text:span><text:span text:style-name="T23"> </text:span><text:span text:style-name="T34">"$directors.Name"</text:span><text:span text:style-name="T16">,</text:span><text:span text:style-name="T23"> </text:span><text:span text:style-name="T39">no_of_movies:</text:span><text:span text:style-name="T23"> </text:span><text:span text:style-name="T16">{$sum</text:span><text:span text:style-name="T29">:</text:span><text:span text:style-name="T23"> </text:span><text:span text:style-name="T29">1</text:span><text:span text:style-name="T16">}}}<text:line-break/>])</text:span></text:p>
        </text:list-header>
      </text:list>
      <text:p text:style-name="P2"/>
      <text:list text:style-name="L10">
        <text:list-item>
          <text:p text:style-name="P16"><text:span text:style-name="T7">Display the count of movies in which ‘Amir khan’ has worked as star</text:span></text:p>
        </text:list-item>
      </text:list>
      <text:list xml:id="list5513678278056" text:continue-list="list5513990883030" text:style-name="WWNum2">
        <text:list-header>
          <text:p text:style-name="P5"><text:span text:style-name="T18">db.movies.aggregate([<text:line-break/><text:tab/>{$unwind</text:span><text:span text:style-name="T30">:</text:span><text:span text:style-name="T25"> </text:span><text:span text:style-name="T35">"$stars"</text:span><text:span text:style-name="T18">},</text:span><text:span text:style-name="T25"><text:line-break/><text:tab/></text:span><text:span text:style-name="T18">{$match</text:span><text:span text:style-name="T30">:</text:span><text:span text:style-name="T25"> </text:span><text:span text:style-name="T18">{</text:span><text:span text:style-name="T35">"stars.Name"</text:span><text:span text:style-name="T30">:</text:span><text:span text:style-name="T25"> </text:span><text:span text:style-name="T35">"Aamir Khan"</text:span><text:span text:style-name="T18">}},</text:span><text:span text:style-name="T25"><text:line-break/><text:tab/></text:span><text:span text:style-name="T18">{$group</text:span><text:span text:style-name="T30">:</text:span><text:span text:style-name="T25"> </text:span><text:span text:style-name="T18">{</text:span><text:span text:style-name="T40">_id:</text:span><text:span text:style-name="T25"> </text:span><text:span text:style-name="T18">null</text:span><text:span text:style-name="T25"> </text:span><text:span text:style-name="T18">,</text:span><text:span text:style-name="T25"> </text:span><text:span text:style-name="T40">no_of_movies:</text:span><text:span text:style-name="T25"> </text:span><text:span text:style-name="T18">{$sum</text:span><text:span text:style-name="T30">:1</text:span><text:span text:style-name="T18">}}},</text:span><text:span text:style-name="T25"><text:line-break/><text:tab/></text:span><text:span text:style-name="T18">{$project</text:span><text:span text:style-name="T30">:</text:span><text:span text:style-name="T25"> </text:span><text:span text:style-name="T18">{</text:span><text:span text:style-name="T40">_id:</text:span><text:span text:style-name="T25"> </text:span><text:span text:style-name="T30">0</text:span><text:span text:style-name="T18">,</text:span><text:span text:style-name="T25"> </text:span><text:span text:style-name="T40">no_of_movies:</text:span><text:span text:style-name="T25"> </text:span><text:span text:style-name="T30">1</text:span><text:span text:style-name="T18">}}<text:line-break/>])</text:span></text:p>
        </text:list-header>
      </text:list>
      <text:p text:style-name="P2"/>
      <text:list text:style-name="L11">
        <text:list-item>
          <text:p text:style-name="P17"><text:span text:style-name="T7">Display the name of writers who have written more than 3 movies</text:span></text:p>
        </text:list-item>
      </text:list>
      <text:list xml:id="list5513289936867" text:continue-list="list5513678278056" text:style-name="WWNum2">
        <text:list-header>
          <text:p text:style-name="P4"><text:span text:style-name="T19">db.movies.aggregate([<text:line-break/><text:tab/>{$unwind</text:span><text:span text:style-name="T31">:</text:span><text:span text:style-name="T26"> </text:span><text:span text:style-name="T36">"$writers"</text:span><text:span text:style-name="T19">},</text:span><text:span text:style-name="T26"><text:line-break/><text:tab/></text:span><text:span text:style-name="T19">{$group</text:span><text:span text:style-name="T31">:</text:span><text:span text:style-name="T26"> </text:span><text:span text:style-name="T19">{</text:span><text:span text:style-name="T41">_id:</text:span><text:span text:style-name="T26"> </text:span><text:span text:style-name="T36">"$writers.Name"</text:span><text:span text:style-name="T19">,</text:span><text:span text:style-name="T26"> </text:span><text:span text:style-name="T41">movie_count:</text:span><text:span text:style-name="T26"> </text:span><text:span text:style-name="T19">{$sum</text:span><text:span text:style-name="T31">:</text:span><text:span text:style-name="T26"> </text:span><text:span text:style-name="T31">1</text:span><text:span text:style-name="T19">}}},</text:span><text:span text:style-name="T26"><text:line-break/><text:tab/></text:span><text:span text:style-name="T19">{$match</text:span><text:span text:style-name="T31">:</text:span><text:span text:style-name="T26"> </text:span><text:span text:style-name="T19">{</text:span><text:span text:style-name="T41">movie_count:</text:span><text:span text:style-name="T26"> </text:span><text:span text:style-name="T19">{$gt</text:span><text:span text:style-name="T31">:3</text:span><text:span text:style-name="T19">}}}<text:line-break/>])</text:span></text:p>
        </text:list-header>
      </text:list>
      <text:p text:style-name="P2"/>
      <text:list text:style-name="L12">
        <text:list-item>
          <text:p text:style-name="P18"><text:span text:style-name="T7">Display the name of movies ordered by year of release</text:span></text:p>
        </text:list-item>
      </text:list>
      <text:list text:continue-list="list5513289936867" text:style-name="WWNum2">
        <text:list-header>
          <text:p text:style-name="P4"><text:span text:style-name="T16">db.movies.aggregate([<text:line-break/><text:tab/>{$project</text:span><text:span text:style-name="T29">:</text:span><text:span text:style-name="T23"> </text:span><text:span text:style-name="T16">{</text:span><text:span text:style-name="T39">title:</text:span><text:span text:style-name="T23"> </text:span><text:span text:style-name="T29">1</text:span><text:span text:style-name="T16">,</text:span><text:span text:style-name="T23"> </text:span><text:span text:style-name="T39">year:</text:span><text:span text:style-name="T23"> </text:span><text:span text:style-name="T29">1</text:span><text:span text:style-name="T16">}},</text:span><text:span text:style-name="T23"><text:line-break/><text:tab/></text:span><text:span text:style-name="T16">{$sort</text:span><text:span text:style-name="T29">:</text:span><text:span text:style-name="T23"> </text:span><text:span text:style-name="T16">{</text:span><text:span text:style-name="T39">year:</text:span><text:span text:style-name="T23"> </text:span><text:span text:style-name="T29">1</text:span><text:span text:style-name="T16">}}<text:line-break/>])</text:span></text:p>
        </text:list-header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" style:num-suffix="" text:bullet-char="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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/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bakar Siddiq</meta:initial-creator>
    <meta:editing-cycles>2</meta:editing-cycles>
    <meta:creation-date>2024-08-08T13:19:00</meta:creation-date>
    <dc:date>2024-08-09T00:55:12.627178060</dc:date>
    <meta:editing-duration>PT58M3S</meta:editing-duration>
    <meta:generator>LibreOffice/24.2.5.2$Linux_X86_64 LibreOffice_project/420$Build-2</meta:generator>
    <meta:document-statistic meta:table-count="0" meta:image-count="0" meta:object-count="0" meta:page-count="2" meta:paragraph-count="22" meta:word-count="225" meta:character-count="1702" meta:non-whitespace-character-count="1491"/>
    <meta:user-defined meta:name="AppVersion">16.0000</meta:user-defined>
    <meta:user-defined meta:name="GrammarlyDocumentId">39a987eb-2a34-498d-b258-8bb84a361bc0</meta:user-defined>
    <meta:template xlink:type="simple" xlink:actuate="onRequest" xlink:title="Normal" xlink:href=""/>
  </office:meta>
</office:document-meta>
</file>